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Demandas">
            <text:p>Demandas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Houve alterações nas condições do contrato, precisamos que a apólice nº 123 seja ajustada.">
            <text:p>Houve alterações nas condições do contrato, precisamos que a apólice nº 123 seja ajustada.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Enfrentamos dificuldades técnicas para enviar documentação complementar sobre a apólice nº 123.">
            <text:p>Enfrentamos dificuldades técnicas para enviar documentação complementar sobre a apólice nº 123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Qual o processo necessário para reemitir a apólice nº 123 com as informações atualizadas?">
            <text:p>Qual o processo necessário para reemitir a apólice nº 123 com as informações atualizadas?</text:p>
          </table:table-cell>
        </table:table-row>
        <table:table-row>
          <table:table-cell office:value-type="string" office:value="Enfrentamos dificuldades técnicas para enviar documentação complementar sobre a apólice nº 123.">
            <text:p>Enfrentamos dificuldades técnicas para enviar documentação complementar sobre a apólice nº 123.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Enfrentamos dificuldades técnicas para enviar documentação complementar sobre a apólice nº 123.">
            <text:p>Enfrentamos dificuldades técnicas para enviar documentação complementar sobre a apólice nº 123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O tomador indicado na apólice nº 123 não realizou o pagamento devido. Como proceder?">
            <text:p>O tomador indicado na apólice nº 123 não realizou o pagamento devido. Como proceder?</text:p>
          </table:table-cell>
        </table:table-row>
        <table:table-row>
          <table:table-cell office:value-type="string" office:value="Enfrentamos dificuldades técnicas para enviar documentação complementar sobre a apólice nº 123.">
            <text:p>Enfrentamos dificuldades técnicas para enviar documentação complementar sobre a apólice nº 123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O tomador indicado na apólice nº 123 não realizou o pagamento devido. Como proceder?">
            <text:p>O tomador indicado na apólice nº 123 não realizou o pagamento devido. Como proceder?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Não estamos conseguindo acessar os dados completos da apólice nº 123 no sistema.">
            <text:p>Não estamos conseguindo acessar os dados completos da apólice nº 123 no sistema.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Não estamos conseguindo acessar os dados completos da apólice nº 123 no sistema.">
            <text:p>Não estamos conseguindo acessar os dados completos da apólice nº 123 no sistema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O segurado mencionado na apólice nº 123 entrou com uma solicitação de alteração no contrato.">
            <text:p>O segurado mencionado na apólice nº 123 entrou com uma solicitação de alteração no contrato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Houve alterações nas condições do contrato, precisamos que a apólice nº 123 seja ajustada.">
            <text:p>Houve alterações nas condições do contrato, precisamos que a apólice nº 123 seja ajustada.</text:p>
          </table:table-cell>
        </table:table-row>
        <table:table-row>
          <table:table-cell office:value-type="string" office:value="Houve alterações nas condições do contrato, precisamos que a apólice nº 123 seja ajustada.">
            <text:p>Houve alterações nas condições do contrato, precisamos que a apólice nº 123 seja ajustada.</text:p>
          </table:table-cell>
        </table:table-row>
        <table:table-row>
          <table:table-cell office:value-type="string" office:value="Enfrentamos dificuldades técnicas para enviar documentação complementar sobre a apólice nº 123.">
            <text:p>Enfrentamos dificuldades técnicas para enviar documentação complementar sobre a apólice nº 123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Qual o processo necessário para reemitir a apólice nº 123 com as informações atualizadas?">
            <text:p>Qual o processo necessário para reemitir a apólice nº 123 com as informações atualizadas?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Qual o processo necessário para reemitir a apólice nº 123 com as informações atualizadas?">
            <text:p>Qual o processo necessário para reemitir a apólice nº 123 com as informações atualizadas?</text:p>
          </table:table-cell>
        </table:table-row>
        <table:table-row>
          <table:table-cell office:value-type="string" office:value="O segurado mencionado na apólice nº 123 entrou com uma solicitação de alteração no contrato.">
            <text:p>O segurado mencionado na apólice nº 123 entrou com uma solicitação de alteração no contrato.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O segurado mencionado na apólice nº 123 entrou com uma solicitação de alteração no contrato.">
            <text:p>O segurado mencionado na apólice nº 123 entrou com uma solicitação de alteração no contrato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Qual o processo necessário para reemitir a apólice nº 123 com as informações atualizadas?">
            <text:p>Qual o processo necessário para reemitir a apólice nº 123 com as informações atualizadas?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Houve alterações nas condições do contrato, precisamos que a apólice nº 123 seja ajustada.">
            <text:p>Houve alterações nas condições do contrato, precisamos que a apólice nº 123 seja ajustada.</text:p>
          </table:table-cell>
        </table:table-row>
        <table:table-row>
          <table:table-cell office:value-type="string" office:value="O tomador indicado na apólice nº 123 não realizou o pagamento devido. Como proceder?">
            <text:p>O tomador indicado na apólice nº 123 não realizou o pagamento devido. Como proceder?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O segurado mencionado na apólice nº 123 entrou com uma solicitação de alteração no contrato.">
            <text:p>O segurado mencionado na apólice nº 123 entrou com uma solicitação de alteração no contrato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Não estamos conseguindo acessar os dados completos da apólice nº 123 no sistema.">
            <text:p>Não estamos conseguindo acessar os dados completos da apólice nº 123 no sistema.</text:p>
          </table:table-cell>
        </table:table-row>
        <table:table-row>
          <table:table-cell office:value-type="string" office:value="Não estamos conseguindo acessar os dados completos da apólice nº 123 no sistema.">
            <text:p>Não estamos conseguindo acessar os dados completos da apólice nº 123 no sistema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O segurado mencionado na apólice nº 123 entrou com uma solicitação de alteração no contrato.">
            <text:p>O segurado mencionado na apólice nº 123 entrou com uma solicitação de alteração no contrato.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Qual o processo necessário para reemitir a apólice nº 123 com as informações atualizadas?">
            <text:p>Qual o processo necessário para reemitir a apólice nº 123 com as informações atualizadas?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Houve alterações nas condições do contrato, precisamos que a apólice nº 123 seja ajustada.">
            <text:p>Houve alterações nas condições do contrato, precisamos que a apólice nº 123 seja ajustada.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O segurado mencionado na apólice nº 123 entrou com uma solicitação de alteração no contrato.">
            <text:p>O segurado mencionado na apólice nº 123 entrou com uma solicitação de alteração no contrato.</text:p>
          </table:table-cell>
        </table:table-row>
        <table:table-row>
          <table:table-cell office:value-type="string" office:value="Houve alterações nas condições do contrato, precisamos que a apólice nº 123 seja ajustada.">
            <text:p>Houve alterações nas condições do contrato, precisamos que a apólice nº 123 seja ajustada.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O tomador indicado na apólice nº 123 não realizou o pagamento devido. Como proceder?">
            <text:p>O tomador indicado na apólice nº 123 não realizou o pagamento devido. Como proceder?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O segurado mencionado na apólice nº 123 entrou com uma solicitação de alteração no contrato.">
            <text:p>O segurado mencionado na apólice nº 123 entrou com uma solicitação de alteração no contrato.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Não estamos conseguindo acessar os dados completos da apólice nº 123 no sistema.">
            <text:p>Não estamos conseguindo acessar os dados completos da apólice nº 123 no sistema.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Houve alterações nas condições do contrato, precisamos que a apólice nº 123 seja ajustada.">
            <text:p>Houve alterações nas condições do contrato, precisamos que a apólice nº 123 seja ajustada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Enfrentamos dificuldades técnicas para enviar documentação complementar sobre a apólice nº 123.">
            <text:p>Enfrentamos dificuldades técnicas para enviar documentação complementar sobre a apólice nº 123.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O segurado mencionado na apólice nº 123 entrou com uma solicitação de alteração no contrato.">
            <text:p>O segurado mencionado na apólice nº 123 entrou com uma solicitação de alteração no contrato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Houve alterações nas condições do contrato, precisamos que a apólice nº 123 seja ajustada.">
            <text:p>Houve alterações nas condições do contrato, precisamos que a apólice nº 123 seja ajustada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Qual o processo necessário para reemitir a apólice nº 123 com as informações atualizadas?">
            <text:p>Qual o processo necessário para reemitir a apólice nº 123 com as informações atualizadas?</text:p>
          </table:table-cell>
        </table:table-row>
        <table:table-row>
          <table:table-cell office:value-type="string" office:value="Não estamos conseguindo acessar os dados completos da apólice nº 123 no sistema.">
            <text:p>Não estamos conseguindo acessar os dados completos da apólice nº 123 no sistema.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Qual o processo necessário para reemitir a apólice nº 123 com as informações atualizadas?">
            <text:p>Qual o processo necessário para reemitir a apólice nº 123 com as informações atualizadas?</text:p>
          </table:table-cell>
        </table:table-row>
        <table:table-row>
          <table:table-cell office:value-type="string" office:value="O tomador indicado na apólice nº 123 não realizou o pagamento devido. Como proceder?">
            <text:p>O tomador indicado na apólice nº 123 não realizou o pagamento devido. Como proceder?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Enfrentamos dificuldades técnicas para enviar documentação complementar sobre a apólice nº 123.">
            <text:p>Enfrentamos dificuldades técnicas para enviar documentação complementar sobre a apólice nº 123.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Qual o processo necessário para reemitir a apólice nº 123 com as informações atualizadas?">
            <text:p>Qual o processo necessário para reemitir a apólice nº 123 com as informações atualizadas?</text:p>
          </table:table-cell>
        </table:table-row>
        <table:table-row>
          <table:table-cell office:value-type="string" office:value="Não estamos conseguindo acessar os dados completos da apólice nº 123 no sistema.">
            <text:p>Não estamos conseguindo acessar os dados completos da apólice nº 123 no sistema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Houve alterações nas condições do contrato, precisamos que a apólice nº 123 seja ajustada.">
            <text:p>Houve alterações nas condições do contrato, precisamos que a apólice nº 123 seja ajustada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Qual o processo necessário para reemitir a apólice nº 123 com as informações atualizadas?">
            <text:p>Qual o processo necessário para reemitir a apólice nº 123 com as informações atualizadas?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Qual o processo necessário para reemitir a apólice nº 123 com as informações atualizadas?">
            <text:p>Qual o processo necessário para reemitir a apólice nº 123 com as informações atualizadas?</text:p>
          </table:table-cell>
        </table:table-row>
        <table:table-row>
          <table:table-cell office:value-type="string" office:value="Não estamos conseguindo acessar os dados completos da apólice nº 123 no sistema.">
            <text:p>Não estamos conseguindo acessar os dados completos da apólice nº 123 no sistema.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Enfrentamos dificuldades técnicas para enviar documentação complementar sobre a apólice nº 123.">
            <text:p>Enfrentamos dificuldades técnicas para enviar documentação complementar sobre a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O segurado mencionado na apólice nº 123 entrou com uma solicitação de alteração no contrato.">
            <text:p>O segurado mencionado na apólice nº 123 entrou com uma solicitação de alteração no contrato.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O segurado mencionado na apólice nº 123 entrou com uma solicitação de alteração no contrato.">
            <text:p>O segurado mencionado na apólice nº 123 entrou com uma solicitação de alteração no contrato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O tomador indicado na apólice nº 123 não realizou o pagamento devido. Como proceder?">
            <text:p>O tomador indicado na apólice nº 123 não realizou o pagamento devido. Como proceder?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Qual o processo necessário para reemitir a apólice nº 123 com as informações atualizadas?">
            <text:p>Qual o processo necessário para reemitir a apólice nº 123 com as informações atualizadas?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Qual o processo necessário para reemitir a apólice nº 123 com as informações atualizadas?">
            <text:p>Qual o processo necessário para reemitir a apólice nº 123 com as informações atualizadas?</text:p>
          </table:table-cell>
        </table:table-row>
        <table:table-row>
          <table:table-cell office:value-type="string" office:value="Enfrentamos dificuldades técnicas para enviar documentação complementar sobre a apólice nº 123.">
            <text:p>Enfrentamos dificuldades técnicas para enviar documentação complementar sobre a apólice nº 123.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Qual o processo necessário para reemitir a apólice nº 123 com as informações atualizadas?">
            <text:p>Qual o processo necessário para reemitir a apólice nº 123 com as informações atualizadas?</text:p>
          </table:table-cell>
        </table:table-row>
        <table:table-row>
          <table:table-cell office:value-type="string" office:value="Não estamos conseguindo acessar os dados completos da apólice nº 123 no sistema.">
            <text:p>Não estamos conseguindo acessar os dados completos da apólice nº 123 no sistema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Não estamos conseguindo acessar os dados completos da apólice nº 123 no sistema.">
            <text:p>Não estamos conseguindo acessar os dados completos da apólice nº 123 no sistema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Enfrentamos dificuldades técnicas para enviar documentação complementar sobre a apólice nº 123.">
            <text:p>Enfrentamos dificuldades técnicas para enviar documentação complementar sobre a apólice nº 123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Necessitamos de esclarecimentos sobre os procedimentos relacionados à apólice nº 123.">
            <text:p>Necessitamos de esclarecimentos sobre os procedimentos relacionados à apólice nº 123.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A documentação enviada está incompleta. Solicitamos instruções sobre o complemento para a apólice nº 123.">
            <text:p>A documentação enviada está incompleta. Solicitamos instruções sobre o complemento para a apólice nº 123.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O tomador indicado na apólice nº 123 não realizou o pagamento devido. Como proceder?">
            <text:p>O tomador indicado na apólice nº 123 não realizou o pagamento devido. Como proceder?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Solicitamos uma análise urgente da situação financeira do tomador da apólice nº 123.">
            <text:p>Solicitamos uma análise urgente da situação financeira do tomador da apólice nº 123.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Por que a renovação da apólice nº 123 ainda não foi processada?">
            <text:p>Por que a renovação da apólice nº 123 ainda não foi processada?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Enfrentamos dificuldades técnicas para enviar documentação complementar sobre a apólice nº 123.">
            <text:p>Enfrentamos dificuldades técnicas para enviar documentação complementar sobre a apólice nº 123.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O segurado mencionado na apólice nº 123 entrou com uma solicitação de alteração no contrato.">
            <text:p>O segurado mencionado na apólice nº 123 entrou com uma solicitação de alteração no contrato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Preciso de orientações para cancelar a apólice nº 123 antes do vencimento.">
            <text:p>Preciso de orientações para cancelar a apólice nº 123 antes do vencimento.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Gostaria de saber se há multa por cancelamento antecipado da apólice nº 123.">
            <text:p>Gostaria de saber se há multa por cancelamento antecipado da apólice nº 123.</text:p>
          </table:table-cell>
        </table:table-row>
        <table:table-row>
          <table:table-cell office:value-type="string" office:value="A cláusula de inadimplemento na apólice nº 123 precisa ser revisada.">
            <text:p>A cláusula de inadimplemento na apólice nº 123 precisa ser revisada.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Houve alterações nas condições do contrato, precisamos que a apólice nº 123 seja ajustada.">
            <text:p>Houve alterações nas condições do contrato, precisamos que a apólice nº 123 seja ajustada.</text:p>
          </table:table-cell>
        </table:table-row>
        <table:table-row>
          <table:table-cell office:value-type="string" office:value="Não estamos conseguindo acessar os dados completos da apólice nº 123 no sistema.">
            <text:p>Não estamos conseguindo acessar os dados completos da apólice nº 123 no sistema.</text:p>
          </table:table-cell>
        </table:table-row>
        <table:table-row>
          <table:table-cell office:value-type="string" office:value="Há alguma pendência documental que impeça a emissão da apólice nº 123?">
            <text:p>Há alguma pendência documental que impeça a emissão da apólice nº 123?</text:p>
          </table:table-cell>
        </table:table-row>
        <table:table-row>
          <table:table-cell office:value-type="string" office:value="A apólice nº 123 precisa ser atualizada para incluir novas condições exigidas no contrato.">
            <text:p>A apólice nº 123 precisa ser atualizada para incluir novas condições exigidas no contrato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Existe a possibilidade de negociar novos prazos para a apólice nº 123?">
            <text:p>Existe a possibilidade de negociar novos prazos para a apólice nº 123?</text:p>
          </table:table-cell>
        </table:table-row>
        <table:table-row>
          <table:table-cell office:value-type="string" office:value="Houve alterações nas condições do contrato, precisamos que a apólice nº 123 seja ajustada.">
            <text:p>Houve alterações nas condições do contrato, precisamos que a apólice nº 123 seja ajustada.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Há alguma forma de prorrogar o prazo de vigência do contrato garantido pela apólice nº 123?">
            <text:p>Há alguma forma de prorrogar o prazo de vigência do contrato garantido pela apólice nº 123?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O segurado mencionado na apólice nº 123 entrou com uma solicitação de alteração no contrato.">
            <text:p>O segurado mencionado na apólice nº 123 entrou com uma solicitação de alteração no contrato.</text:p>
          </table:table-cell>
        </table:table-row>
        <table:table-row>
          <table:table-cell office:value-type="string" office:value="Há possibilidade de solicitar um endosso adicional para a apólice nº 123?">
            <text:p>Há possibilidade de solicitar um endosso adicional para a apólice nº 123?</text:p>
          </table:table-cell>
        </table:table-row>
        <table:table-row>
          <table:table-cell office:value-type="string" office:value="O tomador indicado na apólice nº 123 não realizou o pagamento devido. Como proceder?">
            <text:p>O tomador indicado na apólice nº 123 não realizou o pagamento devido. Como proceder?</text:p>
          </table:table-cell>
        </table:table-row>
        <table:table-row>
          <table:table-cell office:value-type="string" office:value="Solicito verificar o motivo da ausência de resposta sobre a aprovação da apólice nº 123.">
            <text:p>Solicito verificar o motivo da ausência de resposta sobre a aprovação da apólice nº 123.</text:p>
          </table:table-cell>
        </table:table-row>
        <table:table-row>
          <table:table-cell office:value-type="string" office:value="Por favor, esclareça o procedimento para substituir o tomador na apólice nº 123.">
            <text:p>Por favor, esclareça o procedimento para substituir o tomador na apólice nº 123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